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3.318cm"/>
    </style:style>
    <style:style style:name="Table2.B" style:family="table-column">
      <style:table-column-properties style:column-width="13.682cm"/>
    </style:style>
    <style:style style:name="Table2.1" style:family="table-row">
      <style:table-row-properties style:min-row-height="0.79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0932bb"/>
    </style:style>
    <style:style style:name="P2" style:family="paragraph" style:parent-style-name="Standard">
      <style:text-properties fo:font-weight="bold" officeooo:paragraph-rsid="000c1c9f" style:font-weight-asian="bold" style:font-weight-complex="bold"/>
    </style:style>
    <style:style style:name="P3" style:family="paragraph" style:parent-style-name="Standard">
      <style:text-properties officeooo:rsid="0016efd9" officeooo:paragraph-rsid="000c1c9f"/>
    </style:style>
    <style:style style:name="P4" style:family="paragraph" style:parent-style-name="Standard">
      <style:text-properties officeooo:paragraph-rsid="000c1c9f"/>
    </style:style>
    <style:style style:name="P5" style:family="paragraph" style:parent-style-name="Standard">
      <style:text-properties fo:font-style="italic" fo:font-weight="normal" officeooo:paragraph-rsid="000c1c9f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officeooo:rsid="000e5452" officeooo:paragraph-rsid="000e5452"/>
    </style:style>
    <style:style style:name="P7" style:family="paragraph" style:parent-style-name="Standard">
      <style:text-properties officeooo:rsid="000e5452" officeooo:paragraph-rsid="00104a5a"/>
    </style:style>
    <style:style style:name="P8" style:family="paragraph" style:parent-style-name="Standard">
      <style:text-properties officeooo:paragraph-rsid="000e5452"/>
    </style:style>
    <style:style style:name="P9" style:family="paragraph" style:parent-style-name="Standard">
      <style:text-properties officeooo:paragraph-rsid="00104a5a"/>
    </style:style>
    <style:style style:name="P10" style:family="paragraph" style:parent-style-name="Table_20_Contents">
      <style:paragraph-properties fo:margin-top="0cm" fo:margin-bottom="0.499cm" loext:contextual-spacing="false"/>
      <style:text-properties fo:font-size="12pt" officeooo:rsid="000932bb" officeooo:paragraph-rsid="000932bb" style:font-size-asian="12pt" style:font-size-complex="12pt"/>
    </style:style>
    <style:style style:name="P11" style:family="paragraph" style:parent-style-name="Table_20_Contents">
      <style:paragraph-properties fo:margin-top="0cm" fo:margin-bottom="0.499cm" loext:contextual-spacing="false"/>
      <style:text-properties fo:font-size="12pt" officeooo:rsid="000d9372" officeooo:paragraph-rsid="000def4e" style:font-size-asian="12pt" style:font-size-complex="12pt"/>
    </style:style>
    <style:style style:name="P12" style:family="paragraph" style:parent-style-name="Table_20_Contents">
      <style:paragraph-properties fo:margin-top="0cm" fo:margin-bottom="0.499cm" loext:contextual-spacing="false"/>
      <style:text-properties officeooo:paragraph-rsid="000932bb"/>
    </style:style>
    <style:style style:name="P13" style:family="paragraph" style:parent-style-name="Table_20_Contents">
      <style:paragraph-properties fo:margin-top="0cm" fo:margin-bottom="0.499cm" loext:contextual-spacing="false"/>
      <style:text-properties officeooo:rsid="000932bb" officeooo:paragraph-rsid="000932bb"/>
    </style:style>
    <style:style style:name="P14" style:family="paragraph" style:parent-style-name="Table_20_Contents">
      <style:paragraph-properties fo:margin-top="0cm" fo:margin-bottom="0.499cm" loext:contextual-spacing="false"/>
      <style:text-properties officeooo:rsid="000a789c" officeooo:paragraph-rsid="000a789c"/>
    </style:style>
    <style:style style:name="P15" style:family="paragraph" style:parent-style-name="Table_20_Contents">
      <style:paragraph-properties fo:margin-top="0cm" fo:margin-bottom="0.499cm" loext:contextual-spacing="false"/>
      <style:text-properties officeooo:paragraph-rsid="000a789c"/>
    </style:style>
    <style:style style:name="P16" style:family="paragraph" style:parent-style-name="Table_20_Contents">
      <style:paragraph-properties fo:margin-top="0cm" fo:margin-bottom="0.499cm" loext:contextual-spacing="false"/>
      <style:text-properties officeooo:paragraph-rsid="000d9372"/>
    </style:style>
    <style:style style:name="T1" style:family="text">
      <style:text-properties officeooo:rsid="000932bb"/>
    </style:style>
    <style:style style:name="T2" style:family="text">
      <style:text-properties officeooo:rsid="000a789c"/>
    </style:style>
    <style:style style:name="T3" style:family="text">
      <style:text-properties officeooo:rsid="000c1c9f"/>
    </style:style>
    <style:style style:name="T4" style:family="text">
      <style:text-properties fo:font-weight="bold" officeooo:rsid="000932bb" style:font-weight-asian="bold" style:font-weight-complex="bold"/>
    </style:style>
    <style:style style:name="T5" style:family="text">
      <style:text-properties fo:font-weight="bold" officeooo:rsid="000c1c9f" style:font-weight-asian="bold" style:font-weight-complex="bold"/>
    </style:style>
    <style:style style:name="T6" style:family="text">
      <style:text-properties officeooo:rsid="0016efd9"/>
    </style:style>
    <style:style style:name="T7" style:family="text">
      <style:text-properties officeooo:rsid="000d9372"/>
    </style:style>
    <style:style style:name="T8" style:family="text">
      <style:text-properties officeooo:rsid="000def4e"/>
    </style:style>
    <style:style style:name="T9" style:family="text">
      <style:text-properties officeooo:rsid="000e5452"/>
    </style:style>
    <style:style style:name="T10" style:family="text">
      <style:text-properties officeooo:rsid="00104a5a"/>
    </style:style>
    <style:style style:name="T11" style:family="text">
      <style:text-properties fo:font-style="italic" officeooo:rsid="00104a5a" style:font-style-asian="italic" style:font-style-complex="italic"/>
    </style:style>
    <style:style style:name="T12" style:family="text">
      <style:text-properties fo:font-style="italic" officeooo:rsid="000e5452" style:font-style-asian="italic" style:font-style-complex="italic"/>
    </style:style>
    <style:style style:name="T13" style:family="text">
      <style:text-properties officeooo:rsid="00105d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A</text:span><text:span text:style-name="T5">r</text:span><text:span text:style-name="T4">mour and weapons </text:span><text:span text:style-name="T5">oracle</text:span></text:p>
      <text:p text:style-name="P5"><text:span text:style-name="T3">(loot from battles)</text:span></text:p>
      <text:p text:style-name="P1"/>
      <text:p text:style-name="P9"><text:span text:style-name="T10">Roll oracle dice and a</text:span><text:span text:style-name="T9">djust for the foe killed:</text:span></text:p>
      <text:p text:style-name="P8"><text:span text:style-name="T9">Troublesome<text:tab/><text:tab/>- </text:span><text:span text:style-name="T10">30</text:span></text:p>
      <text:p text:style-name="P8"><text:span text:style-name="T9">Dangerous<text:tab/><text:tab/>- </text:span><text:span text:style-name="T10">15</text:span></text:p>
      <text:p text:style-name="P8"><text:span text:style-name="T9">Formidable<text:tab/><text:tab/></text:span><text:span text:style-name="T13">0</text:span></text:p>
      <text:p text:style-name="P8"><text:span text:style-name="T9">Extreme<text:tab/><text:tab/>+ 10 (optional, </text:span><text:span text:style-name="T10">choose to use it or not</text:span><text:span text:style-name="T9">)</text:span></text:p>
      <text:p text:style-name="P7">Epic<text:tab/><text:tab/><text:tab/>+ 20 (optional, <text:span text:style-name="T10">choose to use it or not</text:span>)</text:p>
      <text:p text:style-name="P6"/>
      <text:p text:style-name="P8"><text:span text:style-name="T11">A negative</text:span><text:span text:style-name="T12"> </text:span><text:span text:style-name="T11">score </text:span><text:span text:style-name="T12">mean</text:span><text:span text:style-name="T11">s</text:span><text:span text:style-name="T12"> there is no loot.</text:span></text:p>
      <text:p text:style-name="P1"/>
      <text:p text:style-name="P8"><text:span text:style-name="T9">EG, you roll 40, but your opponent was dangerous, therefore your </text:span><text:span text:style-name="T10">score</text:span><text:span text:style-name="T9"> is 25.</text:span></text:p>
      <text:p text:style-name="P9"><text:span text:style-name="T9">EG, you roll </text:span><text:span text:style-name="T10">22</text:span><text:span text:style-name="T9">, but your opponent was </text:span><text:span text:style-name="T10">troublesome</text:span><text:span text:style-name="T9">, therefore your </text:span><text:span text:style-name="T10">score</text:span><text:span text:style-name="T9"> is -</text:span><text:span text:style-name="T10">8, you get no loot</text:span><text:span text:style-name="T9">.</text:span>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<text:span text:style-name="T10">1</text:span><text:span text:style-name="T2">-</text:span><text:span text:style-name="T9">35</text:span><text:span text:style-name="T2"> (</text:span><text:span text:style-name="T10">35</text:span><text:span text:style-name="T2">/100)</text:span></text:p>
          </table:table-cell>
          <table:table-cell table:style-name="Table2.A1" office:value-type="string">
            <text:p text:style-name="P13">Staff (simple weapon, two hands)</text:p>
          </table:table-cell>
        </table:table-row>
        <table:table-row>
          <table:table-cell table:style-name="Table2.A1" office:value-type="string">
            <text:p text:style-name="P12"><text:span text:style-name="T9">3</text:span><text:span text:style-name="T7">6-</text:span><text:span text:style-name="T9">4</text:span><text:span text:style-name="T7">5</text:span><text:span text:style-name="T2"> (</text:span><text:span text:style-name="T7">1</text:span><text:span text:style-name="T2">0/100</text:span><text:span text:style-name="T7">)</text:span></text:p>
          </table:table-cell>
          <table:table-cell table:style-name="Table2.A1" office:value-type="string">
            <text:p text:style-name="P10">Dagger or knife (simple weapon, one hand)</text:p>
          </table:table-cell>
        </table:table-row>
        <table:table-row>
          <table:table-cell table:style-name="Table2.A1" office:value-type="string">
            <text:p text:style-name="P15"><text:span text:style-name="T9">4</text:span><text:span text:style-name="T2">6-</text:span><text:span text:style-name="T9">5</text:span><text:span text:style-name="T2">5 (10/100)</text:span></text:p>
          </table:table-cell>
          <table:table-cell table:style-name="Table2.A1" office:value-type="string">
            <text:p text:style-name="P13">Shield (simple weapon, one hand)</text:p>
          </table:table-cell>
        </table:table-row>
        <table:table-row>
          <table:table-cell table:style-name="Table2.A1" office:value-type="string">
            <text:p text:style-name="P12"><text:span text:style-name="T9">56</text:span><text:span text:style-name="T2">-</text:span><text:span text:style-name="T9">65</text:span><text:span text:style-name="T2"> (</text:span><text:span text:style-name="T8">10</text:span><text:span text:style-name="T2">/100)</text:span></text:p>
          </table:table-cell>
          <table:table-cell table:style-name="Table2.A1" office:value-type="string">
            <text:p text:style-name="P12"><text:span text:style-name="T9">Sling</text:span><text:span text:style-name="T1"> (deadly weapon, two hands)</text:span></text:p>
          </table:table-cell>
        </table:table-row>
        <table:table-row>
          <table:table-cell table:style-name="Table2.A1" office:value-type="string">
            <text:p text:style-name="P15"><text:span text:style-name="T9">66</text:span><text:span text:style-name="T2">-</text:span><text:span text:style-name="T9">75</text:span><text:span text:style-name="T2"> (10/100)</text:span></text:p>
          </table:table-cell>
          <table:table-cell table:style-name="Table2.A1" office:value-type="string">
            <text:p text:style-name="P14">Armour</text:p>
          </table:table-cell>
        </table:table-row>
        <table:table-row>
          <table:table-cell table:style-name="Table2.A1" office:value-type="string">
            <text:p text:style-name="P12"><text:span text:style-name="T9">76</text:span><text:span text:style-name="T2">-</text:span><text:span text:style-name="T9">85</text:span><text:span text:style-name="T2"> (10/100)</text:span></text:p>
          </table:table-cell>
          <table:table-cell table:style-name="Table2.A1" office:value-type="string">
            <text:p text:style-name="P13">Bow (deadly weapon, two hands)</text:p>
          </table:table-cell>
        </table:table-row>
        <table:table-row>
          <table:table-cell table:style-name="Table2.A1" office:value-type="string">
            <text:p text:style-name="P15"><text:span text:style-name="T9">8</text:span><text:span text:style-name="T2">6-</text:span><text:span text:style-name="T9">90</text:span><text:span text:style-name="T2"> (5/100)</text:span></text:p>
          </table:table-cell>
          <table:table-cell table:style-name="Table2.A1" office:value-type="string">
            <text:p text:style-name="P13">Axe (deadly weapon, one hand) </text:p>
          </table:table-cell>
        </table:table-row>
        <table:table-row>
          <table:table-cell table:style-name="Table2.A1" office:value-type="string">
            <text:p text:style-name="P14">91-95 (5/100)</text:p>
          </table:table-cell>
          <table:table-cell table:style-name="Table2.A1" office:value-type="string">
            <text:p text:style-name="P13">Spear (deadly weapon)</text:p>
          </table:table-cell>
        </table:table-row>
        <table:table-row>
          <table:table-cell table:style-name="Table2.A1" office:value-type="string">
            <text:p text:style-name="P15"><text:span text:style-name="T2">96-00 (5/100)</text:span></text:p>
          </table:table-cell>
          <table:table-cell table:style-name="Table2.A1" office:value-type="string">
            <text:p text:style-name="P13">Sword (deadly weapon, one hand)</text:p>
          </table:table-cell>
        </table:table-row>
      </table:table>
      <text:p text:style-name="P1"/>
      <text:p text:style-name="P2">Significant others <text:span text:style-name="T6">oracle</text:span></text:p>
      <text:p text:style-name="P4"/>
      <text:p text:style-name="P4">Father <text:s text:c="11"/><text:tab/><text:tab/>1-5</text:p>
      <text:p text:style-name="P4">Mother <text:s text:c="11"/><text:tab/>6-10</text:p>
      <text:p text:style-name="P4">Brother <text:s text:c="10"/><text:tab/><text:tab/>11-20</text:p>
      <text:p text:style-name="P4">Sister <text:s text:c="11"/><text:tab/><text:tab/>21-30</text:p>
      <text:p text:style-name="P4">Friend <text:s text:c="11"/><text:tab/><text:tab/>31-50</text:p>
      <text:p text:style-name="P4">Cousin <text:s text:c="11"/><text:tab/><text:tab/>51-60</text:p>
      <text:p text:style-name="P4">Uncle <text:s text:c="12"/><text:tab/><text:tab/>61-70</text:p>
      <text:p text:style-name="P4">Aunt <text:s text:c="13"/><text:tab/><text:tab/>71-80</text:p>
      <text:p text:style-name="P4">Mentor <text:s text:c="11"/><text:tab/>81-90</text:p>
      <text:p text:style-name="P3">Friend<text:tab/><text:tab/><text:tab/>91-98</text:p>
      <text:p text:style-name="P4">Child <text:s text:c="12"/><text:tab/><text:tab/>99-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7:15:44.455223242</meta:creation-date>
    <dc:date>2021-02-10T00:32:24.523839067</dc:date>
    <meta:editing-duration>PT1M8S</meta:editing-duration>
    <meta:editing-cycles>1</meta:editing-cycles>
    <meta:document-statistic meta:table-count="1" meta:image-count="0" meta:object-count="0" meta:page-count="1" meta:paragraph-count="41" meta:word-count="168" meta:character-count="1106" meta:non-whitespace-character-count="839"/>
    <meta:generator>LibreOffice/6.4.6.2$Linux_X86_64 LibreOffice_project/40$Build-2</meta:generator>
  </office:meta>
</office:document-meta>
</file>